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97300000D8BFC5607E0.svm"/>
  <manifest:file-entry manifest:media-type="" manifest:full-path="Pictures/200000070000166E00000A3CA56ED8E4.svm"/>
  <manifest:file-entry manifest:media-type="" manifest:full-path="Pictures/20000007000030C900000CB713309682.svm"/>
  <manifest:file-entry manifest:media-type="" manifest:full-path="Pictures/20000007000030C9000013BFBF8730DF.svm"/>
  <manifest:file-entry manifest:media-type="" manifest:full-path="Pictures/2000000700002A7B0000138A5053D45A.svm"/>
  <manifest:file-entry manifest:media-type="" manifest:full-path="Pictures/200000070000280000000D71DA78A405.svm"/>
  <manifest:file-entry manifest:media-type="" manifest:full-path="Pictures/2000000700002F7100000E0FC3820FF9.svm"/>
  <manifest:file-entry manifest:media-type="" manifest:full-path="Pictures/200000070000302B00000C1927B32848.svm"/>
  <manifest:file-entry manifest:media-type="" manifest:full-path="Pictures/2000000700001DC500000D3C02F0661D.svm"/>
  <manifest:file-entry manifest:media-type="" manifest:full-path="Pictures/20000007000016A3000009D33B3BC587.svm"/>
  <manifest:file-entry manifest:media-type="" manifest:full-path="Pictures/20000007000041F10000052CC2633F53.svm"/>
  <manifest:file-entry manifest:media-type="" manifest:full-path="Pictures/20000007000036AD000016A3F1F7A155.svm"/>
  <manifest:file-entry manifest:media-type="" manifest:full-path="Pictures/200000070000293E000011291CA3A82B.svm"/>
  <manifest:file-entry manifest:media-type="" manifest:full-path="Pictures/20000007000028500000133A43943FA4.svm"/>
  <manifest:file-entry manifest:media-type="" manifest:full-path="Pictures/2000000700002DFF00000E2A5820242D.svm"/>
  <manifest:file-entry manifest:media-type="" manifest:full-path="Pictures/2000000700002DB000000D3C3B642E01.svm"/>
  <manifest:file-entry manifest:media-type="" manifest:full-path="Pictures/200000070000319D000014785CD1815B.svm"/>
  <manifest:file-entry manifest:media-type="" manifest:full-path="Pictures/20000007000027B100000AA68C81324A.svm"/>
  <manifest:file-entry manifest:media-type="" manifest:full-path="Pictures/20000007000040CE000013BFE5295039.svm"/>
  <manifest:file-entry manifest:media-type="" manifest:full-path="Pictures/20000007000024CC000011448370CC54.svm"/>
  <manifest:file-entry manifest:media-type="" manifest:full-path="Pictures/20000007000028BA0000138AA42558DA.svm"/>
  <manifest:file-entry manifest:media-type="" manifest:full-path="Pictures/2000000700003DCF00000C19205F090A.svm"/>
  <manifest:file-entry manifest:media-type="" manifest:full-path="Pictures/2000000700002C2300000DC0C77BDFC3.svm"/>
  <manifest:file-entry manifest:media-type="" manifest:full-path="Pictures/2000000700001E4900000AF6E653F1DB.svm"/>
  <manifest:file-entry manifest:media-type="" manifest:full-path="Pictures/2000000700001CBC00000E5F8B83F360.svm"/>
  <manifest:file-entry manifest:media-type="" manifest:full-path="Pictures/200000070000195300000BC924E567D4.svm"/>
  <manifest:file-entry manifest:media-type="" manifest:full-path="Pictures/200000070000212E00000A57017B93DA.svm"/>
  <manifest:file-entry manifest:media-type="" manifest:full-path="Pictures/200000070000365E00000E794D3ED3A2.svm"/>
  <manifest:file-entry manifest:media-type="" manifest:full-path="Pictures/20000007000041A200000D216C1DCF35.svm"/>
  <manifest:file-entry manifest:media-type="" manifest:full-path="Pictures/2000000700002B350000121716D6B488.svm"/>
  <manifest:file-entry manifest:media-type="" manifest:full-path="Pictures/2000000700002B9E0000138AF539B523.svm"/>
  <manifest:file-entry manifest:media-type="" manifest:full-path="Pictures/200000070000328B00000FEC5689501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4.965cm" fo:margin-left="1.095cm" fo:margin-right="0.94cm" table:align="margins"/>
    </style:style>
    <style:style style:name="Table1.A" style:family="table-column">
      <style:table-column-properties style:column-width="3.016cm" style:rel-column-width="13208*"/>
    </style:style>
    <style:style style:name="Table1.C" style:family="table-column">
      <style:table-column-properties style:column-width="8.932cm" style:rel-column-width="39119*"/>
    </style:style>
    <style:style style:name="Table1.A1" style:family="table-cell">
      <style:table-cell-properties style:vertical-align="middle" fo:padding="0.097cm" fo:border="0.002cm solid #000000"/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dept" style:family="table">
      <style:table-properties style:width="14.975cm" fo:margin-left="1.095cm" fo:margin-right="0.93cm" table:align="margins"/>
    </style:style>
    <style:style style:name="dept.A" style:family="table-column">
      <style:table-column-properties style:column-width="2.99cm" style:rel-column-width="13083*"/>
    </style:style>
    <style:style style:name="dept.B" style:family="table-column">
      <style:table-column-properties style:column-width="3.069cm" style:rel-column-width="13431*"/>
    </style:style>
    <style:style style:name="dept.C" style:family="table-column">
      <style:table-column-properties style:column-width="8.916cm" style:rel-column-width="39021*"/>
    </style:style>
    <style:style style:name="dept.A1" style:family="table-cell">
      <style:table-cell-properties fo:padding="0.097cm" fo:border="0.002cm solid #000000"/>
    </style:style>
    <style:style style:name="dept.A2" style:family="table-cell">
      <style:table-cell-properties fo:padding="0.097cm" fo:border-left="0.002cm solid #000000" fo:border-right="none" fo:border-top="none" fo:border-bottom="0.002cm solid #000000"/>
    </style:style>
    <style:style style:name="dept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4.975cm" fo:margin-left="1.095cm" fo:margin-right="0.93cm" table:align="margins"/>
    </style:style>
    <style:style style:name="Table2.A" style:family="table-column">
      <style:table-column-properties style:column-width="2.99cm" style:rel-column-width="13083*"/>
    </style:style>
    <style:style style:name="Table2.B" style:family="table-column">
      <style:table-column-properties style:column-width="3.069cm" style:rel-column-width="13431*"/>
    </style:style>
    <style:style style:name="Table2.C" style:family="table-column">
      <style:table-column-properties style:column-width="8.916cm" style:rel-column-width="39021*"/>
    </style:style>
    <style:style style:name="Table2.A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4" style:family="paragraph" style:parent-style-name="Table_20_Heading">
      <style:text-properties fo:background-color="#dddddd"/>
    </style:style>
    <style:style style:name="P5" style:family="paragraph" style:parent-style-name="Table_20_Heading">
      <style:paragraph-properties fo:text-align="center" style:justify-single-word="false"/>
      <style:text-properties fo:background-color="#ddddd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******************************************************************************/</text:p>
      <text:p text:style-name="Standard">/***************************Name :-Divesh Uttamchandani***************************/</text:p>
      <text:p text:style-name="Standard">/***************************Class <text:s/>:-XII <text:s/>A <text:s text:c="26"/>***************************/</text:p>
      <text:p text:style-name="Standard">/***************************Date <text:s text:c="2"/>:-15 November 2014 <text:s text:c="5"/>***************************/</text:p>
      <text:p text:style-name="Standard">/***************************Q-21) :-SQL Queries <text:s text:c="15"/>***************************/</text:p>
      <text:p text:style-name="Standard">/*******************************************************************************/</text:p>
      <text:p text:style-name="Standard"/>
      <text:p text:style-name="Standard">------------------------------------------------------------------------------------------------------------------------</text:p>
      <text:p text:style-name="Standard">Enter password: **************</text:p>
      <text:p text:style-name="Standard">Welcome to the MySQL monitor. <text:s/>Commands end with ; or \g.</text:p>
      <text:p text:style-name="Standard">Your MySQL connection id is 31</text:p>
      <text:p text:style-name="Standard">Server version: 5.6.14 MySQL Community Server (GPL)</text:p>
      <text:p text:style-name="Standard"/>
      <text:p text:style-name="Standard">Copyright (c) 2000, 2013, Oracle and/or its affiliates. All rights reserved.</text:p>
      <text:p text:style-name="Standard"/>
      <text:p text:style-name="Standard">Oracle is a registered trademark of Oracle Corporation and/or its</text:p>
      <text:p text:style-name="Standard">affiliates. Other names may be trademarks of their respective</text:p>
      <text:p text:style-name="Standard">owners.</text:p>
      <text:p text:style-name="Standard"/>
      <text:p text:style-name="Standard">Type 'help;' or '\h' for help. Type '\c' to clear the current input statement.</text:p>
      <text:p text:style-name="Standard"/>
      <text:p text:style-name="Standard">mysql&gt; USE Filework</text:p>
      <text:p text:style-name="Standard">Database changed</text:p>
      <text:p text:style-name="Standard">----------------------------------------------------- <text:s/>Querry 1 <text:s/>-----------------------------------------------------</text:p>
      <text:p text:style-name="P3"/>
      <text:p text:style-name="P3">=&gt;<text:tab/>To create the following three tables.</text:p>
      <text:p text:style-name="Standard"/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table:number-columns-spanned="3" office:value-type="string">
            <text:p text:style-name="P4">Table-Employee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7">Feild name</text:p>
          </table:table-cell>
          <table:table-cell table:style-name="Table1.A2" office:value-type="string">
            <text:p text:style-name="P7">Type</text:p>
          </table:table-cell>
          <table:table-cell table:style-name="Table1.C2" office:value-type="string">
            <text:p text:style-name="P7">Constraint</text:p>
          </table:table-cell>
        </table:table-row>
        <table:table-row>
          <table:table-cell table:style-name="Table1.A2" office:value-type="string">
            <text:p text:style-name="P6">Eno</text:p>
          </table:table-cell>
          <table:table-cell table:style-name="Table1.A2" office:value-type="string">
            <text:p text:style-name="P6">integer</text:p>
          </table:table-cell>
          <table:table-cell table:style-name="Table1.C2" office:value-type="string">
            <text:p text:style-name="P6">Primary key</text:p>
          </table:table-cell>
        </table:table-row>
        <table:table-row>
          <table:table-cell table:style-name="Table1.A2" office:value-type="string">
            <text:p text:style-name="P6">Fname</text:p>
          </table:table-cell>
          <table:table-cell table:style-name="Table1.A2" office:value-type="string">
            <text:p text:style-name="P6">char(20)</text:p>
          </table:table-cell>
          <table:table-cell table:style-name="Table1.C2" office:value-type="string">
            <text:p text:style-name="P6">Not null</text:p>
          </table:table-cell>
        </table:table-row>
        <table:table-row>
          <table:table-cell table:style-name="Table1.A2" office:value-type="string">
            <text:p text:style-name="P6">Lname</text:p>
          </table:table-cell>
          <table:table-cell table:style-name="Table1.A2" office:value-type="string">
            <text:p text:style-name="P6">char(20)</text:p>
          </table:table-cell>
          <table:table-cell table:style-name="Table1.C2" office:value-type="string">
            <text:p text:style-name="P6">Not null</text:p>
          </table:table-cell>
        </table:table-row>
        <table:table-row>
          <table:table-cell table:style-name="Table1.A2" office:value-type="string">
            <text:p text:style-name="P6">Design</text:p>
          </table:table-cell>
          <table:table-cell table:style-name="Table1.A2" office:value-type="string">
            <text:p text:style-name="P6">char(20)</text:p>
          </table:table-cell>
          <table:table-cell table:style-name="Table1.C2" office:value-type="string">
            <text:p text:style-name="P6">Only mgr,smgr,clerk and superviser allowed</text:p>
          </table:table-cell>
        </table:table-row>
        <table:table-row>
          <table:table-cell table:style-name="Table1.A2" office:value-type="string">
            <text:p text:style-name="P6">Deptno</text:p>
          </table:table-cell>
          <table:table-cell table:style-name="Table1.A2" office:value-type="string">
            <text:p text:style-name="P6">integer</text:p>
          </table:table-cell>
          <table:table-cell table:style-name="Table1.C2" office:value-type="string">
            <text:p text:style-name="P6">Not null</text:p>
          </table:table-cell>
        </table:table-row>
        <table:table-row>
          <table:table-cell table:style-name="Table1.A2" office:value-type="string">
            <text:p text:style-name="P6">Sal</text:p>
          </table:table-cell>
          <table:table-cell table:style-name="Table1.A2" office:value-type="string">
            <text:p text:style-name="P6">integer</text:p>
          </table:table-cell>
          <table:table-cell table:style-name="Table1.C2" office:value-type="string">
            <text:p text:style-name="P6">Only between 5000 and 25000 allowed</text:p>
          </table:table-cell>
        </table:table-row>
        <table:table-row>
          <table:table-cell table:style-name="Table1.A2" office:value-type="string">
            <text:p text:style-name="P6">Gender</text:p>
          </table:table-cell>
          <table:table-cell table:style-name="Table1.A2" office:value-type="string">
            <text:p text:style-name="P6">char(2)</text:p>
          </table:table-cell>
          <table:table-cell table:style-name="Table1.C2" office:value-type="string">
            <text:p text:style-name="P6">Not null and only 'M' and 'F' alllowed</text:p>
          </table:table-cell>
        </table:table-row>
        <table:table-row>
          <table:table-cell table:style-name="Table1.A2" office:value-type="string">
            <text:p text:style-name="P6">Dob</text:p>
          </table:table-cell>
          <table:table-cell table:style-name="Table1.A2" office:value-type="string">
            <text:p text:style-name="P6">date</text:p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Doj</text:p>
          </table:table-cell>
          <table:table-cell table:style-name="Table1.A2" office:value-type="string">
            <text:p text:style-name="P6">date</text:p>
          </table:table-cell>
          <table:table-cell table:style-name="Table1.C2" office:value-type="string">
            <text:p text:style-name="P6">Check Doj&gt;Dob</text:p>
          </table:table-cell>
        </table:table-row>
      </table:table>
      <text:p text:style-name="Standard">................................................................................................................................................................</text:p>
      <table:table table:name="dept" table:style-name="dept">
        <table:table-column table:style-name="dept.A"/>
        <table:table-column table:style-name="dept.B"/>
        <table:table-column table:style-name="dept.C"/>
        <table:table-row>
          <table:table-cell table:style-name="dept.A1" table:number-columns-spanned="3" office:value-type="string">
            <text:p text:style-name="P5">Table-dept</text:p>
          </table:table-cell>
          <table:covered-table-cell/>
          <table:covered-table-cell/>
        </table:table-row>
        <table:table-row>
          <table:table-cell table:style-name="dept.A2" office:value-type="string">
            <text:p text:style-name="P7">Feild name</text:p>
          </table:table-cell>
          <table:table-cell table:style-name="dept.A2" office:value-type="string">
            <text:p text:style-name="P7">Type</text:p>
          </table:table-cell>
          <table:table-cell table:style-name="dept.C2" office:value-type="string">
            <text:p text:style-name="P7">Constraint</text:p>
          </table:table-cell>
        </table:table-row>
        <table:table-row>
          <table:table-cell table:style-name="dept.A2" office:value-type="string">
            <text:p text:style-name="P6">Dno</text:p>
          </table:table-cell>
          <table:table-cell table:style-name="dept.A2" office:value-type="string">
            <text:p text:style-name="P6">integer</text:p>
          </table:table-cell>
          <table:table-cell table:style-name="dept.C2" office:value-type="string">
            <text:p text:style-name="P6">Primary key</text:p>
          </table:table-cell>
        </table:table-row>
        <table:table-row>
          <table:table-cell table:style-name="dept.A2" office:value-type="string">
            <text:p text:style-name="P6">Dname</text:p>
          </table:table-cell>
          <table:table-cell table:style-name="dept.A2" office:value-type="string">
            <text:p text:style-name="P6">char(20)</text:p>
          </table:table-cell>
          <table:table-cell table:style-name="dept.C2" office:value-type="string">
            <text:p text:style-name="P6">Unique</text:p>
          </table:table-cell>
        </table:table-row>
        <table:table-row>
          <table:table-cell table:style-name="dept.A2" office:value-type="string">
            <text:p text:style-name="P6">Loc</text:p>
          </table:table-cell>
          <table:table-cell table:style-name="dept.A2" office:value-type="string">
            <text:p text:style-name="P6">char(20)</text:p>
          </table:table-cell>
          <table:table-cell table:style-name="dept.C2" office:value-type="string">
            <text:p text:style-name="P6">Not null</text:p>
          </table:table-cell>
        </table:table-row>
      </table:table>
      <text:p text:style-name="Standard">................................................................................................................................................................</text:p>
      <text:p text:style-name="Standard"><text:soft-page-break/>................................................................................................................................................................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5">Table-Sal grade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7">Feild name</text:p>
          </table:table-cell>
          <table:table-cell table:style-name="Table2.A2" office:value-type="string">
            <text:p text:style-name="P7">Type</text:p>
          </table:table-cell>
          <table:table-cell table:style-name="Table2.C2" office:value-type="string">
            <text:p text:style-name="P7">Constraint</text:p>
          </table:table-cell>
        </table:table-row>
        <table:table-row>
          <table:table-cell table:style-name="Table2.A2" office:value-type="string">
            <text:p text:style-name="P6">Grade</text:p>
          </table:table-cell>
          <table:table-cell table:style-name="Table2.A2" office:value-type="string">
            <text:p text:style-name="P6">integer</text:p>
          </table:table-cell>
          <table:table-cell table:style-name="Table2.C2" office:value-type="string">
            <text:p text:style-name="P6">Primary key,grade between 1 to 5</text:p>
          </table:table-cell>
        </table:table-row>
        <table:table-row>
          <table:table-cell table:style-name="Table2.A2" office:value-type="string">
            <text:p text:style-name="P6">Up_limit</text:p>
          </table:table-cell>
          <table:table-cell table:style-name="Table2.A2" office:value-type="string">
            <text:p text:style-name="P6">integer</text:p>
          </table:table-cell>
          <table:table-cell table:style-name="Table2.C2" office:value-type="string">
            <text:p text:style-name="P6">Not null, between 5000 and 25000 allowed</text:p>
          </table:table-cell>
        </table:table-row>
        <table:table-row>
          <table:table-cell table:style-name="Table2.A2" office:value-type="string">
            <text:p text:style-name="P6">Lo_limit</text:p>
          </table:table-cell>
          <table:table-cell table:style-name="Table2.A2" office:value-type="string">
            <text:p text:style-name="P6">integer</text:p>
          </table:table-cell>
          <table:table-cell table:style-name="Table2.C2" office:value-type="string">
            <text:p text:style-name="P6">Not null, between 5000 and 25000 allowed</text:p>
          </table:table-cell>
        </table:table-row>
      </table:table>
      <text:p text:style-name="P3">................................................................................................................................................................</text:p>
      <text:p text:style-name="Standard"/>
      <text:p text:style-name="Standard">mysql&gt; CREATE TABLE Employee</text:p>
      <text:p text:style-name="Standard"><text:s text:c="4"/>-&gt; (</text:p>
      <text:p text:style-name="Standard"><text:s text:c="4"/>-&gt; Eno <text:s text:c="8"/>integer <text:s text:c="3"/>NOT NULL <text:s/>PRIMARY KEY,</text:p>
      <text:p text:style-name="Standard"><text:s text:c="4"/>-&gt; Fname <text:s text:c="3"/>char(20) <text:s/>NOT NULL,</text:p>
      <text:p text:style-name="Standard"><text:s text:c="4"/>-&gt; Lname <text:s text:c="3"/>char(20) <text:s/>NOT NULL,</text:p>
      <text:p text:style-name="Standard"><text:s text:c="4"/>-&gt; Design <text:s text:c="3"/>char(20),</text:p>
      <text:p text:style-name="Standard"><text:s text:c="4"/>-&gt; CHECK <text:s/>(Design IN ('mgr','smgr','clerk','superviser') ),</text:p>
      <text:p text:style-name="Standard"><text:s text:c="4"/>-&gt; Deptno <text:s text:c="3"/>integer <text:s text:c="2"/>NOT NULL,</text:p>
      <text:p text:style-name="Standard"><text:s text:c="4"/>-&gt; Sal <text:s text:c="10"/>integer,</text:p>
      <text:p text:style-name="Standard"><text:s text:c="4"/>-&gt; CHECK <text:s/>(Sal BETWEEN 5000 and 25000),</text:p>
      <text:p text:style-name="Standard"><text:s text:c="4"/>-&gt; Gender <text:s text:c="2"/>char(2) <text:s text:c="2"/>NOT NULL,</text:p>
      <text:p text:style-name="Standard"><text:s text:c="4"/>-&gt; CHECK <text:s/>(Gender IN ('M','F') ),</text:p>
      <text:p text:style-name="Standard"><text:s text:c="4"/>-&gt; Dob <text:s text:c="8"/>DATE,</text:p>
      <text:p text:style-name="Standard"><text:s text:c="4"/>-&gt; Doj <text:s text:c="9"/>DATE,</text:p>
      <text:p text:style-name="Standard"><text:s text:c="4"/>-&gt; CHECK <text:s/>(Doj &gt; Dob)</text:p>
      <text:p text:style-name="Standard"><text:s text:c="4"/>-&gt; );</text:p>
      <text:p text:style-name="Standard">Query OK, 0 rows affected (0.45 sec)</text:p>
      <text:p text:style-name="Standard"/>
      <text:p text:style-name="Standard"/>
      <text:p text:style-name="Standard">mysql&gt; CREATE TABLE dept</text:p>
      <text:p text:style-name="Standard"><text:s text:c="4"/>-&gt; (</text:p>
      <text:p text:style-name="Standard"><text:s text:c="4"/>-&gt; Dno <text:s text:c="8"/>integer <text:s text:c="3"/>NOT NULL <text:s/>PRIMARY KEY,</text:p>
      <text:p text:style-name="Standard"><text:s text:c="4"/>-&gt; Dname <text:s text:c="3"/>char(20) <text:s/>NOT NULL <text:s/>UNIQUE,</text:p>
      <text:p text:style-name="Standard"><text:s text:c="4"/>-&gt; Loc <text:s text:c="8"/>char(20) <text:s/>NOT NULL</text:p>
      <text:p text:style-name="Standard"><text:s text:c="4"/>-&gt; );</text:p>
      <text:p text:style-name="Standard">Query OK, 0 rows affected (0.47 sec)</text:p>
      <text:p text:style-name="Standard"/>
      <text:p text:style-name="Standard"/>
      <text:p text:style-name="P2">mysql&gt; CREATE TABLE Sal <text:tab/><text:tab/><text:tab/> <text:s text:c="3"/>--Sal grade named as Sal as space not allowed</text:p>
      <text:p text:style-name="Standard"><text:s text:c="4"/>-&gt; (</text:p>
      <text:p text:style-name="Standard"><text:s text:c="4"/>-&gt; Grade <text:s text:c="6"/>integer <text:s text:c="2"/>NOT NULL <text:s/>PRIMARY KEY,</text:p>
      <text:p text:style-name="Standard"><text:s text:c="4"/>-&gt; CHECK <text:s text:c="3"/>(Grade BETWEEN 1 and 5),</text:p>
      <text:p text:style-name="Standard"><text:s text:c="4"/>-&gt; Up_limit <text:s/>integer <text:s text:c="2"/>NOT NULL,</text:p>
      <text:p text:style-name="Standard"><text:s text:c="4"/>-&gt; CHECK <text:s text:c="3"/>(Up_limit BETWEEN 5000 and 25000),</text:p>
      <text:p text:style-name="Standard"><text:s text:c="4"/>-&gt; Lo_limit <text:s text:c="2"/>integer <text:s text:c="2"/>NOT NULL,</text:p>
      <text:p text:style-name="Standard"><text:s text:c="4"/>-&gt; CHECK <text:s text:c="3"/>(Lo_limit BETWEEN 5000 and 25000)</text:p>
      <text:p text:style-name="Standard"><text:s text:c="4"/>-&gt; );</text:p>
      <text:p text:style-name="Standard">Query OK, 0 rows affected (0.38 sec)</text:p>
      <text:p text:style-name="Standard"/>
      <text:p text:style-name="Standard"/>
      <text:p text:style-name="P1">Please Turn Over.....</text:p>
      <text:p text:style-name="Standard"><draw:frame draw:style-name="fr1" draw:name="graphics1" text:anchor-type="paragraph" svg:x="0.312cm" svg:y="0.445cm" svg:width="6.482cm" svg:height="3.016cm" draw:z-index="0"><draw:image xlink:href="Pictures/200000070000195300000BC924E567D4.svm" xlink:type="simple" xlink:show="embed" xlink:actuate="onLoad"/></draw:frame><text:soft-page-break/></text:p>
      <text:p text:style-name="Standard"><draw:frame draw:style-name="fr1" draw:name="graphics3" text:anchor-type="paragraph" svg:x="0.377cm" svg:y="0.111cm" svg:width="12.488cm" svg:height="5.055cm" draw:z-index="2"><draw:image xlink:href="Pictures/20000007000030C9000013BFBF8730DF.svm" xlink:type="simple" xlink:show="embed" xlink:actuate="onLoad"/></draw:frame></text:p>
      <text:p text:style-name="Standard"><draw:frame draw:style-name="fr1" draw:name="graphics2" text:anchor-type="paragraph" svg:x="0.377cm" svg:y="0.422cm" svg:width="12.49cm" svg:height="3.388cm" draw:z-index="1"><draw:image xlink:href="Pictures/2000000700002DB000000D3C3B642E01.svm" xlink:type="simple" xlink:show="embed" xlink:actuate="onLoad"/></draw:frame></text:p>
      <text:p text:style-name="Standard"><draw:frame draw:style-name="fr1" draw:name="graphics4" text:anchor-type="paragraph" svg:x="0.457cm" svg:y="0.434cm" svg:width="12.488cm" svg:height="3.254cm" draw:z-index="3"><draw:image xlink:href="Pictures/20000007000030C900000CB713309682.svm" xlink:type="simple" xlink:show="embed" xlink:actuate="onLoad"/></draw:frame></text:p>
      <text:p text:style-name="Standard">------------------------------------------------------------------------------------------------------------------------</text:p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 <text:s/>Querry 2 <text:s/>-----------------------------------------------------</text:p>
      <text:p text:style-name="P3"/>
      <text:p text:style-name="P3">=&gt;<text:tab/>To insert records in above three tables.</text:p>
      <text:p text:style-name="Standard">.-.-.-.-.-.-.-.-.-.-.-.-.-.-.-.-.-.-.-.-.-.-.-.-.-.-.-.-.-.-.-.-.-.-.-.-.-.-.-.-.-.-.-.-.-.-.-.-.-.-.-.-.-.-.-.-.-.-.-.-.-.-.-.-.-.-.-.-.</text:p>
      <text:p text:style-name="Standard">mysql&gt; INSERT INTO Employee VALUES(1000,'Abhishek','Garg','Clerk',2000,5500,'M',</text:p>
      <text:p text:style-name="Standard"><text:s text:c="4"/>-&gt; "12-12-1985","10-11-2005");</text:p>
      <text:p text:style-name="Standard">ERROR 1292 (22007): Incorrect date value: '12-12-1985' for column 'Dob' at row 1</text:p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--Date format Not Correct</text:p>
      <text:p text:style-name="Standard"><draw:frame draw:style-name="fr1" draw:name="graphics6" text:anchor-type="paragraph" svg:x="0.496cm" svg:y="0.212cm" svg:width="5.479cm" svg:height="2.674cm" draw:z-index="5"><draw:image xlink:href="Pictures/20000007000016A3000009D33B3BC587.svm" xlink:type="simple" xlink:show="embed" xlink:actuate="onLoad"/></draw:frame><text:soft-page-break/></text:p>
      <text:p text:style-name="Standard"><draw:frame draw:style-name="fr1" draw:name="graphics5" text:anchor-type="paragraph" svg:x="0.536cm" svg:y="0cm" svg:width="5.399cm" svg:height="2.833cm" draw:z-index="4"><draw:image xlink:href="Pictures/200000070000166E00000A3CA56ED8E4.svm" xlink:type="simple" xlink:show="embed" xlink:actuate="onLoad"/></draw:frame></text:p>
      <text:p text:style-name="Standard">mysql&gt; INSERT INTO Employee VALUES(1000,'Abhishek','Garg','Clerk',2000,5500,'M',</text:p>
      <text:p text:style-name="Standard"><text:s text:c="4"/>-&gt; "1985-12-12","2005-11-10");</text:p>
      <text:p text:style-name="Standard">Query OK, 1 row affected (0.13 sec)</text:p>
      <text:p text:style-name="Standard"/>
      <text:p text:style-name="Standard">mysql&gt; INSERT INTO Employee VALUES(1001,'Prachi','Goyel','Clerk',2000,5200,'F',</text:p>
      <text:p text:style-name="Standard"><text:s text:c="4"/>-&gt; "1986-11-10","2008-10-05");</text:p>
      <text:p text:style-name="Standard">Query OK, 1 row affected (0.09 sec)</text:p>
      <text:p text:style-name="Standard"/>
      <text:p text:style-name="Standard">mysql&gt; INSERT INTO Employee VALUES(1003,'Simran','Dua','Clerk',2000,5300,'F',</text:p>
      <text:p text:style-name="Standard"><text:s text:c="4"/>-&gt; "1983-05-07","2007-07-10");</text:p>
      <text:p text:style-name="Standard">Query OK, 1 row affected (0.05 sec)</text:p>
      <text:p text:style-name="Standard"/>
      <text:p text:style-name="Standard">mysql&gt; INSERT INTO Employee VALUES(1004,'Risika','Pal','Mgr',2000,21000,'F',</text:p>
      <text:p text:style-name="Standard"><text:s text:c="4"/>-&gt; "1980-01-14","2001-01-13");</text:p>
      <text:p text:style-name="Standard">Query OK, 1 row affected (0.06 sec)</text:p>
      <text:p text:style-name="Standard"/>
      <text:p text:style-name="Standard">mysql&gt; INSERT INTO Employee VALUES(1005,'Mohit','Batra','Smgr',2000,25000,'M',</text:p>
      <text:p text:style-name="Standard"><text:s text:c="4"/>-&gt; "1947-08-15","1975-05-11");</text:p>
      <text:p text:style-name="Standard">Query OK, 1 row affected (0.08 sec)</text:p>
      <text:p text:style-name="Standard"/>
      <text:p text:style-name="Standard">mysql&gt; INSERT INTO Employee VALUES(1006,'Sonal','Gupta','Superviser',2000,25000,</text:p>
      <text:p text:style-name="Standard"><text:s text:c="4"/>-&gt; 'F',"1949-12-03","1975-09-13");</text:p>
      <text:p text:style-name="Standard">Query OK, 1 row affected (0.05 sec)</text:p>
      <text:p text:style-name="Standard"/>
      <text:p text:style-name="Standard">mysql&gt; INSERT INTO Employee VALUES(1007,'Divesh','Uttam','Superviser',3000,</text:p>
      <text:p text:style-name="Standard"><text:s text:c="4"/>-&gt; 25000,'M',"1996-09-27","2012-11-04");</text:p>
      <text:p text:style-name="Standard">Query OK, 1 row affected (0.09 sec)</text:p>
      <text:p text:style-name="Standard"/>
      <text:p text:style-name="Standard">mysql&gt; INSERT INTO Employee VALUES(1008,'Harsh','Uttam','Mgr',3000,24000,'M',</text:p>
      <text:p text:style-name="Standard"><text:s text:c="4"/>-&gt; "1998-01-30","2012-11-04");</text:p>
      <text:p text:style-name="Standard">Query OK, 1 row affected (0.06 sec)</text:p>
      <text:p text:style-name="Standard"/>
      <text:p text:style-name="Standard">mysql&gt; INSERT INTO Employee VALUES(1009,'Harshil','Mathur','Clerk',3000,6000,</text:p>
      <text:p text:style-name="Standard"><text:s text:c="4"/>-&gt; 'M',"1997-05-05","2013-09-06");</text:p>
      <text:p text:style-name="Standard">Query OK, 1 row affected (0.05 sec)</text:p>
      <text:p text:style-name="Standard">.-.-.-.-.-.-.-.-.-.-.-.-.-.-.-.-.-.-.-.-.-.-.-.-.-.-.-.-.-.-.-.-.-.-.-.-.-.-.-.-.-.-.-.-.-.-.-.-.-.-.-.-.-.-.-.-.-.-.-.-.-.-.-.-.-.-.-.-.</text:p>
      <text:p text:style-name="Standard"/>
      <text:p text:style-name="Standard"/>
      <text:p text:style-name="Standard"/>
      <text:p text:style-name="Standard"><text:soft-page-break/>.-.-.-.-.-.-.-.-.-.-.-.-.-.-.-.-.-.-.-.-.-.-.-.-.-.-.-.-.-.-.-.-.-.-.-.-.-.-.-.-.-.-.-.-.-.-.-.-.-.-.-.-.-.-.-.-.-.-.-.-.-.-.-.-.-.-.-.-.</text:p>
      <text:p text:style-name="Standard">mysql&gt; INSERT INTO Dept Values(2000,'Sales',NULL);</text:p>
      <text:p text:style-name="Standard">ERROR 1048 (23000): Column 'Loc' cannot be null<text:tab/><text:tab/><text:tab/>--NOT NULL constraint</text:p>
      <text:p text:style-name="Standard"/>
      <text:p text:style-name="Standard">mysql&gt; INSERT INTO Dept Values(2000,'Sales','Delhi');</text:p>
      <text:p text:style-name="Standard">Query OK, 1 row affected (0.08 sec)</text:p>
      <text:p text:style-name="Standard"/>
      <text:p text:style-name="Standard">mysql&gt; INSERT INTO Dept Values(3000,'Purchase','Jodhpur');</text:p>
      <text:p text:style-name="Standard">Query OK, 1 row affected (0.05 sec)</text:p>
      <text:p text:style-name="Standard">.-.-.-.-.-.-.-.-.-.-.-.-.-.-.-.-.-.-.-.-.-.-.-.-.-.-.-.-.-.-.-.-.-.-.-.-.-.-.-.-.-.-.-.-.-.-.-.-.-.-.-.-.-.-.-.-.-.-.-.-.-.-.-.-.-.-.-.-.</text:p>
      <text:p text:style-name="Standard"/>
      <text:p text:style-name="Standard">.-.-.-.-.-.-.-.-.-.-.-.-.-.-.-.-.-.-.-.-.-.-.-.-.-.-.-.-.-.-.-.-.-.-.-.-.-.-.-.-.-.-.-.-.-.-.-.-.-.-.-.-.-.-.-.-.-.-.-.-.-.-.-.-.-.-.-.-.</text:p>
      <text:p text:style-name="Standard">mysql&gt; INSERT INTO Sal Values(1,25000,20000);</text:p>
      <text:p text:style-name="Standard">Query OK, 1 row affected (0.06 sec)</text:p>
      <text:p text:style-name="Standard"/>
      <text:p text:style-name="Standard">mysql&gt; INSERT INTO Sal Values(2,20000,15000);</text:p>
      <text:p text:style-name="Standard">Query OK, 1 row affected (0.08 sec)</text:p>
      <text:p text:style-name="Standard"/>
      <text:p text:style-name="Standard">mysql&gt; INSERT INTO Sal Values(3,15000,10000);</text:p>
      <text:p text:style-name="Standard">Query OK, 1 row affected (0.05 sec)</text:p>
      <text:p text:style-name="Standard"/>
      <text:p text:style-name="Standard">mysql&gt; INSERT INTO Sal Values(3,10000,150000);</text:p>
      <text:p text:style-name="Standard">ERROR 1062 (23000): Duplicate entry '3' for key 'PRIMARY'<text:tab/> <text:s text:c="5"/>--PRIMARY KEY Constraint</text:p>
      <text:p text:style-name="Standard"/>
      <text:p text:style-name="Standard">mysql&gt; INSERT INTO Sal Values(4,10000,5000);</text:p>
      <text:p text:style-name="Standard">Query OK, 1 row affected (0.05 sec)</text:p>
      <text:p text:style-name="Standard">.-.-.-.-.-.-.-.-.-.-.-.-.-.-.-.-.-.-.-.-.-.-.-.-.-.-.-.-.-.-.-.-.-.-.-.-.-.-.-.-.-.-.-.-.-.-.-.-.-.-.-.-.-.-.-.-.-.-.-.-.-.-.-.-.-.-.-.-.</text:p>
      <text:p text:style-name="Standard"/>
      <text:p text:style-name="Standard"/>
      <text:p text:style-name="Standard"><draw:frame draw:style-name="fr1" draw:name="graphics11" text:anchor-type="paragraph" svg:x="0.206cm" svg:y="0.238cm" svg:width="16.589cm" svg:height="5.055cm" draw:z-index="10"><draw:image xlink:href="Pictures/20000007000040CE000013BFE5295039.svm" xlink:type="simple" xlink:show="embed" xlink:actuate="onLoad"/></draw:frame></text:p>
      <text:p text:style-name="Standard"/>
      <text:p text:style-name="Standard"><draw:frame draw:style-name="fr1" draw:name="graphics12" text:anchor-type="paragraph" svg:x="0.25cm" svg:y="0.7cm" svg:width="7.751cm" svg:height="3.3cm" draw:z-index="11"><draw:image xlink:href="Pictures/2000000700001E4900000AF6E653F1DB.svm" xlink:type="simple" xlink:show="embed" xlink:actuate="onLoad"/></draw:frame></text:p>
      <text:p text:style-name="Standard"><draw:frame draw:style-name="fr1" draw:name="graphics13" text:anchor-type="paragraph" svg:x="9.135cm" svg:y="0.206cm" svg:width="7.622cm" svg:height="3.298cm" draw:z-index="12"><draw:image xlink:href="Pictures/2000000700001DC500000D3C02F0661D.svm" xlink:type="simple" xlink:show="embed" xlink:actuate="onLoad"/></draw:frame></text:p>
      <text:p text:style-name="Standard">------------------------------------------------------------------------------------------------------------------------</text:p>
      <text:p text:style-name="Standard"><text:soft-page-break/>----------------------------------------------------- <text:s/>Querry 3 <text:s/>-----------------------------------------------------</text:p>
      <text:p text:style-name="P3"/>
      <text:p text:style-name="P3">=&gt;<text:tab/>To display total number of female managers.</text:p>
      <text:p text:style-name="Standard"/>
      <text:p text:style-name="Standard"><draw:frame draw:style-name="fr1" draw:name="graphics7" text:anchor-type="paragraph" svg:x="0.399cm" svg:y="0cm" svg:width="10.162cm" svg:height="2.725cm" draw:z-index="6"><draw:image xlink:href="Pictures/20000007000027B100000AA68C81324A.svm" xlink:type="simple" xlink:show="embed" xlink:actuate="onLoad"/></draw:frame></text:p>
      <text:p text:style-name="Standard">------------------------------------------------------------------------------------------------------------------------</text:p>
      <text:p text:style-name="Standard"/>
      <text:p text:style-name="Standard"/>
      <text:p text:style-name="Standard"/>
      <text:p text:style-name="Standard">----------------------------------------------------- <text:s/>Querry 4 <text:s/>-----------------------------------------------------</text:p>
      <text:p text:style-name="P3"/>
      <text:p text:style-name="P3">=&gt;<text:tab/>To display total number of male managers drawing salaries more than ₹ 20000.</text:p>
      <text:p text:style-name="Standard"/>
      <text:p text:style-name="Standard"><draw:frame draw:style-name="fr1" draw:name="graphics8" text:anchor-type="paragraph" svg:x="0.335cm" svg:y="0cm" svg:width="12.331cm" svg:height="3.097cm" draw:z-index="7"><draw:image xlink:href="Pictures/200000070000302B00000C1927B32848.svm" xlink:type="simple" xlink:show="embed" xlink:actuate="onLoad"/></draw:frame></text:p>
      <text:p text:style-name="Standard">------------------------------------------------------------------------------------------------------------------------</text:p>
      <text:p text:style-name="Standard"/>
      <text:p text:style-name="Standard"/>
      <text:p text:style-name="Standard"/>
      <text:p text:style-name="Standard">----------------------------------------------------- <text:s/>Querry 5 <text:s/>-----------------------------------------------------</text:p>
      <text:p text:style-name="P3"/>
      <text:p text:style-name="P3">=&gt;<text:tab/>To display employee number,name and department of all clerks whose salary is between <text:tab/>5000 and 7000.</text:p>
      <text:p text:style-name="Standard"/>
      <text:p text:style-name="Standard"><draw:frame draw:style-name="fr1" draw:name="graphics9" text:anchor-type="paragraph" svg:x="0.503cm" svg:y="0.132cm" svg:width="12.938cm" svg:height="4.076cm" draw:z-index="8"><draw:image xlink:href="Pictures/200000070000328B00000FEC5689501C.svm" xlink:type="simple" xlink:show="embed" xlink:actuate="onLoad"/></draw:frame></text:p>
      <text:p text:style-name="Standard">------------------------------------------------------------------------------------------------------------------------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----------------------------------------------------- <text:s/>Querry 6 <text:s/>-----------------------------------------------------</text:p>
      <text:p text:style-name="P3"/>
      <text:p text:style-name="P3">=&gt;<text:tab/>To display department number wise number of employees for only those departments where <text:tab/>number of emplovees is less than 5.</text:p>
      <text:p text:style-name="Standard"/>
      <text:p text:style-name="Standard"><draw:frame draw:style-name="fr1" draw:name="graphics10" text:anchor-type="paragraph" svg:x="0.564cm" svg:y="0cm" svg:width="10.612cm" svg:height="3.468cm" draw:z-index="9"><draw:image xlink:href="Pictures/200000070000297300000D8BFC5607E0.svm" xlink:type="simple" xlink:show="embed" xlink:actuate="onLoad"/></draw:frame></text:p>
      <text:p text:style-name="Standard">------------------------------------------------------------------------------------------------------------------------</text:p>
      <text:p text:style-name="Standard"/>
      <text:p text:style-name="Standard"/>
      <text:p text:style-name="Standard"/>
      <text:p text:style-name="Standard">----------------------------------------------------- <text:s/>Querry 7 <text:s/>-----------------------------------------------------</text:p>
      <text:p text:style-name="P3"/>
      <text:p text:style-name="P3">=&gt;<text:tab/>To display department number wise minimum, maximum and total salary.</text:p>
      <text:p text:style-name="Standard"/>
      <text:p text:style-name="Standard"><draw:frame draw:style-name="fr1" draw:name="graphics14" text:anchor-type="paragraph" svg:x="0.55cm" svg:y="0cm" svg:width="12.144cm" svg:height="3.598cm" draw:z-index="13"><draw:image xlink:href="Pictures/2000000700002F7100000E0FC3820FF9.svm" xlink:type="simple" xlink:show="embed" xlink:actuate="onLoad"/></draw:frame></text:p>
      <text:p text:style-name="Standard">------------------------------------------------------------------------------------------------------------------------</text:p>
      <text:p text:style-name="Standard"/>
      <text:p text:style-name="Standard"/>
      <text:p text:style-name="Standard"/>
      <text:p text:style-name="Standard">----------------------------------------------------- <text:s/>Querry 8 <text:s/>-----------------------------------------------------</text:p>
      <text:p text:style-name="P3"/>
      <text:p text:style-name="P3">=&gt;<text:tab/>To display employee names and there genders whose name starts with 'A' or ends with 'A'.</text:p>
      <text:p text:style-name="Standard"/>
      <text:p text:style-name="Standard"><draw:frame draw:style-name="fr1" draw:name="graphics15" text:anchor-type="paragraph" svg:x="0.601cm" svg:y="0cm" svg:width="11.299cm" svg:height="3.521cm" draw:z-index="14"><draw:image xlink:href="Pictures/2000000700002C2300000DC0C77BDFC3.svm" xlink:type="simple" xlink:show="embed" xlink:actuate="onLoad"/></draw:frame></text:p>
      <text:p text:style-name="Standard">------------------------------------------------------------------------------------------------------------------------</text:p>
      <text:p text:style-name="Standard"/>
      <text:p text:style-name="Standard"/>
      <text:p text:style-name="Standard"/>
      <text:p text:style-name="Standard"/>
      <text:p text:style-name="Standard"><text:soft-page-break/>----------------------------------------------------- <text:s/>Querry 9 <text:s/>-----------------------------------------------------</text:p>
      <text:p text:style-name="P3"/>
      <text:p text:style-name="P3">=&gt;<text:tab/>To display employee number and last name given the heading as 'Name' of only male clerks.</text:p>
      <text:p text:style-name="Standard"/>
      <text:p text:style-name="Standard"><draw:frame draw:style-name="fr1" draw:name="graphics16" text:anchor-type="paragraph" svg:x="0.656cm" svg:y="0cm" svg:width="10.239cm" svg:height="3.441cm" draw:z-index="15"><draw:image xlink:href="Pictures/200000070000280000000D71DA78A405.svm" xlink:type="simple" xlink:show="embed" xlink:actuate="onLoad"/></draw:frame></text:p>
      <text:p text:style-name="Standard">------------------------------------------------------------------------------------------------------------------------</text:p>
      <text:p text:style-name="Standard"/>
      <text:p text:style-name="Standard"/>
      <text:p text:style-name="Standard">----------------------------------------------------- Querry 10 -----------------------------------------------------</text:p>
      <text:p text:style-name="P3"/>
      <text:p text:style-name="P3">=&gt;<text:tab/>To display employee number,first name,design,dept name and grade of all male supervisors.</text:p>
      <text:p text:style-name="Standard"/>
      <text:p text:style-name="Standard"><draw:frame draw:style-name="fr1" draw:name="graphics17" text:anchor-type="paragraph" svg:x="0.734cm" svg:y="0cm" svg:width="11.776cm" svg:height="3.627cm" draw:z-index="16"><draw:image xlink:href="Pictures/2000000700002DFF00000E2A5820242D.svm" xlink:type="simple" xlink:show="embed" xlink:actuate="onLoad"/></draw:frame></text:p>
      <text:p text:style-name="Standard">------------------------------------------------------------------------------------------------------------------------</text:p>
      <text:p text:style-name="Standard"/>
      <text:p text:style-name="Standard"/>
      <text:p text:style-name="Standard">----------------------------------------------------- Querry 11 -----------------------------------------------------</text:p>
      <text:p text:style-name="P3"/>
      <text:p text:style-name="P3">=&gt;<text:tab/>To increase the salary of all clerks with 10% whose salary is less than 6000.</text:p>
      <text:p text:style-name="Standard"/>
      <text:p text:style-name="Standard"><draw:frame draw:style-name="fr1" draw:name="graphics18" text:anchor-type="paragraph" svg:x="0.601cm" svg:y="0cm" svg:width="11.352cm" svg:height="4.921cm" draw:z-index="17"><draw:image xlink:href="Pictures/2000000700002A7B0000138A5053D45A.svm" xlink:type="simple" xlink:show="embed" xlink:actuate="onLoad"/></draw:frame></text:p>
      <text:p text:style-name="Standard">mysql&gt; UPDATE Employee</text:p>
      <text:p text:style-name="Standard"><text:s text:c="4"/>-&gt; SET Sal=Sal+0.1*Sal</text:p>
      <text:p text:style-name="Standard"><text:s text:c="4"/>-&gt; WHERE Design='Clerk' and Sal&lt;6000;</text:p>
      <text:p text:style-name="Standard">Query OK, 3 rows affected (0.05 sec)</text:p>
      <text:p text:style-name="Standard">Rows matched: 3 <text:s/>Changed: 3 <text:s/>Warnings: 0</text:p>
      <text:p text:style-name="Standard"><draw:frame draw:style-name="fr1" draw:name="graphics19" text:anchor-type="paragraph" svg:x="0.616cm" svg:y="0.349cm" svg:width="11.165cm" svg:height="5.002cm" draw:z-index="18"><draw:image xlink:href="Pictures/2000000700002B9E0000138AF539B523.svm" xlink:type="simple" xlink:show="embed" xlink:actuate="onLoad"/></draw:frame><text:soft-page-break/></text:p>
      <text:p text:style-name="Standard">------------------------------------------------------------------------------------------------------------------------</text:p>
      <text:p text:style-name="Standard"/>
      <text:p text:style-name="Standard">----------------------------------------------------- Querry 12 -----------------------------------------------------</text:p>
      <text:p text:style-name="P3"/>
      <text:p text:style-name="P3">=&gt;<text:tab/>To add a new column to table employee-experience-int-not null.</text:p>
      <text:p text:style-name="Standard"/>
      <text:p text:style-name="Standard">mysql&gt; ALTER TABLE Employee</text:p>
      <text:p text:style-name="Standard"><text:s text:c="4"/>-&gt; ADD Experience integer NOT NULL;</text:p>
      <text:p text:style-name="Standard">Query OK, 0 rows affected (0.80 sec)</text:p>
      <text:p text:style-name="Standard">Records: 0 <text:s/>Duplicates: 0 <text:s/>Warnings: 0</text:p>
      <text:p text:style-name="Standard"/>
      <text:p text:style-name="Standard"><draw:frame draw:style-name="fr1" draw:name="graphics20" text:anchor-type="paragraph" svg:x="0.669cm" svg:y="0cm" svg:width="12.702cm" svg:height="5.241cm" draw:z-index="19"><draw:image xlink:href="Pictures/200000070000319D000014785CD1815B.svm" xlink:type="simple" xlink:show="embed" xlink:actuate="onLoad"/></draw:frame>------------------------------------------------------------------------------------------------------------------------</text:p>
      <text:p text:style-name="Standard"/>
      <text:p text:style-name="Standard"/>
      <text:p text:style-name="Standard">----------------------------------------------------- Querry 13 -----------------------------------------------------</text:p>
      <text:p text:style-name="P3"/>
      <text:p text:style-name="P3">=&gt;<text:tab/>To display all employee details whose date of joining is after 3<text:span text:style-name="T1">rd </text:span><text:span text:style-name="T2">Jan. 2008</text:span>.</text:p>
      <text:p text:style-name="Standard"/>
      <text:p text:style-name="Standard">mysql&gt; SELECT * FROM Employee WHERE Doj &gt; '2008-01-03';</text:p>
      <text:p text:style-name="Standard">+------+---------+---------+-------------+--------+--------+---------+--------------+-------------+------------+</text:p>
      <text:p text:style-name="Standard">| Eno <text:s/>| Fname <text:s text:c="2"/>| Lname | Design <text:s text:c="5"/>| Deptno| Sal <text:s text:c="5"/>| Gender | Dob <text:s text:c="11"/>|Doj <text:s text:c="11"/>| Experience| </text:p>
      <text:p text:style-name="Standard">+------+---------+---------+-------------+--------+--------+---------+--------------+-------------+------------+</text:p>
      <text:p text:style-name="Standard">| 1001 | Prachi <text:s/>| Goyel <text:s text:c="2"/>| Clerk <text:s text:c="8"/>| <text:s text:c="2"/>2000 <text:s/>|5720 <text:s text:c="3"/>| F <text:s text:c="9"/>|1986-11-10 |2008-10-05 | <text:s text:c="14"/>0 |</text:p>
      <text:p text:style-name="Standard">| 1007 | Divesh | Uttam <text:s text:c="2"/>| Superviser | <text:s text:c="2"/>3000 |25000 <text:s/>| M <text:s text:c="8"/>|1996-09-27 |2012-11-04 | <text:s text:c="14"/>0 |</text:p>
      <text:p text:style-name="Standard">| 1008 | Harsh <text:s text:c="2"/>| Uttam <text:s text:c="2"/>| Mgr <text:s text:c="10"/>| <text:s text:c="2"/>3000 |24000 <text:s/>| M <text:s text:c="8"/>|1998-01-30 |2012-11-04 | <text:s text:c="14"/>0 |</text:p>
      <text:p text:style-name="Standard">| 1009 | Harshil | Mathur | Clerk <text:s text:c="8"/>| <text:s text:c="2"/>3000 |6000 <text:s text:c="3"/>| M <text:s text:c="8"/>|1997-05-05 |2013-09-06 | <text:s text:c="14"/>0 |</text:p>
      <text:p text:style-name="Standard">+------+---------+---------+-------------+--------+--------+---------+--------------+--------------+-----------+</text:p>
      <text:p text:style-name="Standard">4 rows in set (0.00 sec)<text:tab/><text:tab/><text:tab/><text:tab/> <text:s text:c="14"/>-- VISUAL TABLE COULD NOT FIT</text:p>
      <text:p text:style-name="Standard">------------------------------------------------------------------------------------------------------------------------</text:p>
      <text:p text:style-name="Standard"><text:soft-page-break/>----------------------------------------------------- Querry 14 -----------------------------------------------------</text:p>
      <text:p text:style-name="P3"/>
      <text:p text:style-name="P3">=&gt;<text:tab/>To delete all employees whose date of birth is before 1<text:span text:style-name="T1">st <text:s/></text:span><text:span text:style-name="T2">Jan 1951.</text:span></text:p>
      <text:p text:style-name="Standard"/>
      <text:p text:style-name="Standard"><draw:frame draw:style-name="fr1" draw:name="graphics21" text:anchor-type="paragraph" svg:x="0.748cm" svg:y="0cm" svg:width="10.585cm" svg:height="4.921cm" draw:z-index="20"><draw:image xlink:href="Pictures/20000007000028500000133A43943FA4.svm" xlink:type="simple" xlink:show="embed" xlink:actuate="onLoad"/></draw:frame></text:p>
      <text:p text:style-name="Standard">mysql&gt; DELETE FROM Employee WHERE Dob &lt; '1951-01-01';</text:p>
      <text:p text:style-name="Standard">Query OK, 2 rows affected (0.06 sec)</text:p>
      <text:p text:style-name="Standard"/>
      <text:p text:style-name="Standard"><draw:frame draw:style-name="fr1" draw:name="graphics22" text:anchor-type="paragraph" svg:x="0.771cm" svg:y="0cm" svg:width="10.559cm" svg:height="4.394cm" draw:z-index="21"><draw:image xlink:href="Pictures/200000070000293E000011291CA3A82B.svm" xlink:type="simple" xlink:show="embed" xlink:actuate="onLoad"/></draw:frame></text:p>
      <text:p text:style-name="Standard">------------------------------------------------------------------------------------------------------------------------</text:p>
      <text:p text:style-name="Standard"/>
      <text:p text:style-name="Standard"/>
      <text:p text:style-name="Standard">----------------------------------------------------- Querry 15 -----------------------------------------------------</text:p>
      <text:p text:style-name="P3"/>
      <text:p text:style-name="P3">=&gt;<text:tab/>To create a new table as 'purchase' which contains details of all employees who belong to <text:tab/>purchase department. Also add the records of all the employees from the employees table to <text:tab/>purchase table who belong to purchase department.</text:p>
      <text:p text:style-name="Standard">mysql&gt; <text:s/>CREATE TABLE Purchase AS</text:p>
      <text:p text:style-name="Standard"><text:s text:c="4"/>-&gt; <text:s/>(</text:p>
      <text:p text:style-name="Standard"><text:s text:c="4"/>-&gt; <text:s/>SELECT * FROM Employee WHERE Deptno=3000</text:p>
      <text:p text:style-name="Standard"><text:s text:c="4"/>-&gt; <text:s/>);</text:p>
      <text:p text:style-name="Standard">Query OK, 3 rows affected (0.64 sec)</text:p>
      <text:p text:style-name="Standard">Records: 3 <text:s/>Duplicates: 0 <text:s/>Warnings: 0</text:p>
      <text:p text:style-name="Standard"/>
      <text:p text:style-name="Standard"><draw:frame draw:style-name="fr1" draw:name="graphics23" text:anchor-type="paragraph" svg:x="0.589cm" svg:y="0.333cm" svg:width="15.824cm" svg:height="3.097cm" draw:z-index="22"><draw:image xlink:href="Pictures/2000000700003DCF00000C19205F090A.svm" xlink:type="simple" xlink:show="embed" xlink:actuate="onLoad"/></draw:frame>------------------------------------------------------------------------------------------------------------------------</text:p>
      <text:p text:style-name="Standard"><text:soft-page-break/>----------------------------------------------------- Querry 16 -----------------------------------------------------</text:p>
      <text:p text:style-name="P3"/>
      <text:p text:style-name="P3">=&gt;<text:tab/>To display alphabetical list of all the employees ordered by first name then by last name.</text:p>
      <text:p text:style-name="Standard"/>
      <text:p text:style-name="Standard"><draw:frame draw:style-name="fr1" draw:name="graphics24" text:anchor-type="paragraph" svg:x="0.589cm" svg:y="0cm" svg:width="11.061cm" svg:height="4.63cm" draw:z-index="23"><draw:image xlink:href="Pictures/2000000700002B350000121716D6B488.svm" xlink:type="simple" xlink:show="embed" xlink:actuate="onLoad"/></draw:frame></text:p>
      <text:p text:style-name="Standard">------------------------------------------------------------------------------------------------------------------------</text:p>
      <text:p text:style-name="Standard"/>
      <text:p text:style-name="Standard"/>
      <text:p text:style-name="Standard">----------------------------------------------------- Querry 17 -----------------------------------------------------</text:p>
      <text:p text:style-name="P3"/>
      <text:p text:style-name="P3">=&gt;<text:tab/>To display employee number,first name and dept number of all the senior managers ordered <text:tab/>by their salaries in descending order.</text:p>
      <text:p text:style-name="Standard"/>
      <text:p text:style-name="Standard">mysql&gt; SELECT Eno, Fname, Deptno FROM Employee WHERE Design='Smgr'</text:p>
      <text:p text:style-name="Standard"><text:s text:c="4"/>-&gt; ORDER BY Sal Desc;</text:p>
      <text:p text:style-name="Standard">Empty set (0.00 sec)</text:p>
      <text:p text:style-name="Standard">------------------------------------------------------------------------------------------------------------------------</text:p>
      <text:p text:style-name="Standard"/>
      <text:p text:style-name="Standard"/>
      <text:p text:style-name="Standard">----------------------------------------------------- Querry 18 -----------------------------------------------------</text:p>
      <text:p text:style-name="P3"/>
      <text:p text:style-name="P3">=&gt;<text:tab/>To display employee number, designation, monthly salary and annual salary of all the <text:tab/>employees. Give proper headings to each column.</text:p>
      <text:p text:style-name="Standard"/>
      <text:p text:style-name="Standard"><draw:frame draw:style-name="fr1" draw:name="graphics25" text:anchor-type="paragraph" svg:x="0.63cm" svg:y="0cm" svg:width="13.996cm" svg:height="5.794cm" draw:z-index="24"><draw:image xlink:href="Pictures/20000007000036AD000016A3F1F7A155.svm" xlink:type="simple" xlink:show="embed" xlink:actuate="onLoad"/></draw:frame><text:tab/><text:tab/><text:tab/><text:tab/><text:tab/> <text:s text:c="14"/>--'Quotes' req. only if more than one word in heading</text:p>
      <text:p text:style-name="Standard">------------------------------------------------------------------------------------------------------------------------</text:p>
      <text:p text:style-name="Standard"/>
      <text:p text:style-name="Standard"/>
      <text:p text:style-name="Standard"/>
      <text:p text:style-name="Standard"/>
      <text:p text:style-name="Standard"><text:soft-page-break/>----------------------------------------------------- Querry 19 -----------------------------------------------------</text:p>
      <text:p text:style-name="P3"/>
      <text:p text:style-name="P3">=&gt;<text:tab/>To display designation wise number of male employees.</text:p>
      <text:p text:style-name="Standard"/>
      <text:p text:style-name="Standard"><draw:frame draw:style-name="fr2" draw:name="graphics27" text:anchor-type="paragraph" svg:width="16.88cm" svg:height="1.325cm" draw:z-index="26"><draw:image xlink:href="Pictures/20000007000041F10000052CC2633F53.svm" xlink:type="simple" xlink:show="embed" xlink:actuate="onLoad"/></draw:frame><draw:frame draw:style-name="fr1" draw:name="graphics26" text:anchor-type="paragraph" svg:x="0.099cm" svg:y="2.381cm" svg:width="16.803cm" svg:height="3.36cm" draw:z-index="25"><draw:image xlink:href="Pictures/20000007000041A200000D216C1DCF35.svm" xlink:type="simple" xlink:show="embed" xlink:actuate="onLoad"/></draw:frame><text:tab/><text:tab/><text:tab/><text:tab/><text:tab/><text:tab/> <text:s text:c="8"/>--Gender Not Inclued In List But Used In Having</text:p>
      <text:p text:style-name="Standard"/>
      <text:p text:style-name="Standard">------------------------------------------------------------------------------------------------------------------------</text:p>
      <text:p text:style-name="Standard"/>
      <text:p text:style-name="Standard"/>
      <text:p text:style-name="Standard">----------------------------------------------------- Querry 20 -----------------------------------------------------</text:p>
      <text:p text:style-name="P3"/>
      <text:p text:style-name="P3">=&gt;<text:tab/>To display names of all designations in the organization.</text:p>
      <text:p text:style-name="Standard"/>
      <text:p text:style-name="Standard"><draw:frame draw:style-name="fr1" draw:name="graphics28" text:anchor-type="paragraph" svg:x="0.616cm" svg:y="0cm" svg:width="9.419cm" svg:height="4.42cm" draw:z-index="27"><draw:image xlink:href="Pictures/20000007000024CC000011448370CC54.svm" xlink:type="simple" xlink:show="embed" xlink:actuate="onLoad"/></draw:frame></text:p>
      <text:p text:style-name="Standard"><text:s text:c="95"/>--To Display Only Once Use DISTINCT</text:p>
      <text:p text:style-name="Standard">------------------------------------------------------------------------------------------------------------------------</text:p>
      <text:p text:style-name="Standard"/>
      <text:p text:style-name="Standard"/>
      <text:p text:style-name="Standard">----------------------------------------------------- Querry 21 -----------------------------------------------------</text:p>
      <text:p text:style-name="P3"/>
      <text:p text:style-name="P3">=&gt;<text:tab/>To display all employees who have not been asigned salaries.</text:p>
      <text:p text:style-name="Standard"/>
      <text:p text:style-name="Standard">mysql&gt; SELECT Fname, Sal FROM Employee WHERE Sal=NULL;</text:p>
      <text:p text:style-name="Standard">Empty set (0.00 sec)</text:p>
      <text:p text:style-name="Standard">------------------------------------------------------------------------------------------------------------------------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----------------------------------------------------- Querry 22 -----------------------------------------------------</text:p>
      <text:p text:style-name="P3"/>
      <text:p text:style-name="P3">=&gt;<text:tab/>To display employee number, designation, salary and grade of all female employee.</text:p>
      <text:p text:style-name="Standard"/>
      <text:p text:style-name="Standard"><draw:frame draw:style-name="fr1" draw:name="graphics29" text:anchor-type="paragraph" svg:x="0.616cm" svg:y="0cm" svg:width="13.919cm" svg:height="3.704cm" draw:z-index="28"><draw:image xlink:href="Pictures/200000070000365E00000E794D3ED3A2.svm" xlink:type="simple" xlink:show="embed" xlink:actuate="onLoad"/></draw:frame></text:p>
      <text:p text:style-name="Standard">------------------------------------------------------------------------------------------------------------------------</text:p>
      <text:p text:style-name="Standard"/>
      <text:p text:style-name="Standard"/>
      <text:p text:style-name="Standard">----------------------------------------------------- Querry 23 -----------------------------------------------------</text:p>
      <text:p text:style-name="P3"/>
      <text:p text:style-name="P3">=&gt;<text:tab/>To display employee number, designation, department name and location of all employees.</text:p>
      <text:p text:style-name="Standard"/>
      <text:p text:style-name="Standard"><draw:frame draw:style-name="fr1" draw:name="graphics30" text:anchor-type="paragraph" svg:x="0.563cm" svg:y="0cm" svg:width="10.426cm" svg:height="5.002cm" draw:z-index="29"><draw:image xlink:href="Pictures/20000007000028BA0000138AA42558DA.svm" xlink:type="simple" xlink:show="embed" xlink:actuate="onLoad"/></draw:frame></text:p>
      <text:p text:style-name="Standard">------------------------------------------------------------------------------------------------------------------------</text:p>
      <text:p text:style-name="Standard"/>
      <text:p text:style-name="Standard">----------------------------------------------------- Querry 24 -----------------------------------------------------</text:p>
      <text:p text:style-name="P3"/>
      <text:p text:style-name="P3">=&gt;<text:tab/>To create a view containing employee number, first name, salary and gender of all the <text:tab/>managers of account department.</text:p>
      <text:p text:style-name="Standard"/>
      <text:p text:style-name="Standard">mysql&gt; <text:s/>INSERT INTO Employee VALUES(1010,'Gaurav','Dua','Mgr',4000,25000,'M',</text:p>
      <text:p text:style-name="Standard"><text:s text:c="4"/>-&gt; <text:s/>"1985-12-12","2005-11-10",0);</text:p>
      <text:p text:style-name="Standard">Query OK, 1 row affected (0.09 sec)</text:p>
      <text:p text:style-name="Standard"/>
      <text:p text:style-name="Standard">mysql&gt; INSERT INTO Dept Values(4000,'Accounts','Jaipur');</text:p>
      <text:p text:style-name="Standard">Query OK, 1 row affected (0.09 sec)</text:p>
      <text:p text:style-name="Standard"/>
      <text:p text:style-name="Standard">mysql&gt; CREATE VIEW AC_Mgr AS</text:p>
      <text:p text:style-name="Standard"><text:s text:c="4"/>-&gt; (</text:p>
      <text:p text:style-name="Standard"><text:s text:c="4"/>-&gt; SELECT Eno,Fname,Sal,Gender FROM Employee</text:p>
      <text:p text:style-name="Standard"><text:s text:c="4"/>-&gt; WHERE Deptno=4000</text:p>
      <text:p text:style-name="Standard"><text:s text:c="4"/>-&gt; );</text:p>
      <text:p text:style-name="Standard">Query OK, 0 rows affected (0.11 sec)</text:p>
      <text:p text:style-name="Standard"><text:soft-page-break/>.-.-.-.-.-.-.-.-.-.-.-.-.-.-.-.-.-.-.-.-.-.-.-.-.-.-.-.-.-.-.-.-.-.-.-.-.-.-.-.-.-.-.-.-.-.-.-.-.-.-.-.-.-.-.-.-.-.-.-.-.-.-.-.-.-.-.-.-.</text:p>
      <text:p text:style-name="Standard"><draw:frame draw:style-name="fr1" draw:name="graphics31" text:anchor-type="paragraph" svg:x="0.286cm" svg:y="0.185cm" svg:width="8.493cm" svg:height="2.648cm" draw:z-index="30"><draw:image xlink:href="Pictures/200000070000212E00000A57017B93DA.svm" xlink:type="simple" xlink:show="embed" xlink:actuate="onLoad"/></draw:frame>.-.-.-.-.-.-.-.-.-.-.-.-.-.-.-.-.-.-.-.-.-.-.-.-.-.-.-.-.-.-.-.-.-.-.-.-.-.-.-.-.-.-.-.-.-.-.-.-.-.-.-.-.-.-.-.-.-.-.-.-.-.-.-.-.-.-.-.-.</text:p>
      <text:p text:style-name="Standard">------------------------------------------------------------------------------------------------------------------------</text:p>
      <text:p text:style-name="Standard"/>
      <text:p text:style-name="Standard"/>
      <text:p text:style-name="Standard">----------------------------------------------------- Querry 25 -----------------------------------------------------</text:p>
      <text:p text:style-name="P3"/>
      <text:p text:style-name="P3">=&gt;<text:tab/>To delete all tables and views.</text:p>
      <text:p text:style-name="Standard"/>
      <text:p text:style-name="Standard"><draw:frame draw:style-name="fr1" draw:name="graphics32" text:anchor-type="paragraph" svg:x="0.457cm" svg:y="0.132cm" svg:width="7.355cm" svg:height="3.679cm" draw:z-index="31"><draw:image xlink:href="Pictures/2000000700001CBC00000E5F8B83F360.svm" xlink:type="simple" xlink:show="embed" xlink:actuate="onLoad"/></draw:frame></text:p>
      <text:p text:style-name="Standard">mysql&gt; DROP TABLE AC_mgr;</text:p>
      <text:p text:style-name="Standard">ERROR 1051 (42S02): Unknown table 'filework.ac_mgr'<text:tab/><text:tab/><text:tab/><text:tab/><text:tab/><text:tab/> <text:s text:c="6"/></text:p>
      <text:p text:style-name="Standard"><text:s text:c="5"/><text:tab/><text:tab/><text:tab/><text:tab/><text:tab/><text:tab/> <text:s text:c="6"/>--AC_mgr is a View Hence doesn't exist as a table</text:p>
      <text:p text:style-name="Standard">mysql&gt; DROP VIEW AC_mgr;</text:p>
      <text:p text:style-name="Standard">Query OK, 0 rows affected (0.00 sec)</text:p>
      <text:p text:style-name="Standard"/>
      <text:p text:style-name="Standard">mysql&gt; DROP TABLE dept;</text:p>
      <text:p text:style-name="Standard">Query OK, 0 rows affected (0.14 sec)</text:p>
      <text:p text:style-name="Standard"/>
      <text:p text:style-name="Standard">mysql&gt; DROP TABLE employee;</text:p>
      <text:p text:style-name="Standard">Query OK, 0 rows affected (0.14 sec)</text:p>
      <text:p text:style-name="Standard"/>
      <text:p text:style-name="Standard">mysql&gt; DROP TABLE purchase;</text:p>
      <text:p text:style-name="Standard">Query OK, 0 rows affected (0.11 sec)</text:p>
      <text:p text:style-name="Standard"/>
      <text:p text:style-name="Standard">mysql&gt; DROP TABLE sal;</text:p>
      <text:p text:style-name="Standard">Query OK, 0 rows affected (0.13 sec)</text:p>
      <text:p text:style-name="Standard"/>
      <text:p text:style-name="Standard">mysql&gt; SHOW TABLES;</text:p>
      <text:p text:style-name="Standard">Empty set (0.03 sec)</text:p>
      <text:p text:style-name="Standard">------------------------------------------------------------------------------------------------------------------------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vesh </meta:initial-creator>
    <meta:creation-date>2014-11-06T12:43:43.37</meta:creation-date>
    <dc:date>2014-11-30T12:19:03.24</dc:date>
    <dc:creator>Divesh </dc:creator>
    <meta:editing-duration>PT9H57M30S</meta:editing-duration>
    <meta:editing-cycles>311</meta:editing-cycles>
    <meta:generator>OpenOffice/4.0.0$Win32 OpenOffice.org_project/400m3$Build-9702</meta:generator>
    <meta:document-statistic meta:table-count="3" meta:image-count="32" meta:object-count="0" meta:page-count="14" meta:paragraph-count="305" meta:word-count="1564" meta:character-count="18015"/>
  </office:meta>
</office:document-meta>
</file>